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1736" officeooo:paragraph-rsid="00111736"/>
    </style:style>
    <style:style style:name="P2" style:family="paragraph" style:parent-style-name="Standard">
      <style:text-properties officeooo:rsid="00111736" officeooo:paragraph-rsid="00118dec"/>
    </style:style>
    <style:style style:name="P3" style:family="paragraph" style:parent-style-name="Standard">
      <style:text-properties officeooo:rsid="00118dec" officeooo:paragraph-rsid="00118dec"/>
    </style:style>
    <style:style style:name="T1" style:family="text">
      <style:text-properties officeooo:rsid="00118dec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* CARGAR Y SACAR DINERO A LA SUBE</text:p>
      <text:p text:style-name="P1"><text:tab/>Para que el <text:span text:style-name="T1">usuario</text:span> cargue o retire el dinero, este tiene que acercarse a su estación de <text:tab/>tren/subte o al kiosko mas cercano. </text:p>
      <text:p text:style-name="P1">2*COMPRAR EN EL NEGOCIO LOCAL</text:p>
      <text:p text:style-name="P1"><text:tab/>El <text:span text:style-name="T1">ususario</text:span> se tiene que acercar a su negocio local/supermercado y pagar con la tarjeta <text:tab/>SUBE</text:p>
      <text:p text:style-name="P1">3*TRANSFERIR EL DINERO</text:p>
      <text:p text:style-name="P2"><text:tab/>El <text:span text:style-name="T1">usuario</text:span> puede transferir el dinero a otra tarjeta/otro servicio acercándose a su estación de <text:tab/>tren/subte <text:span text:style-name="T1">mas cercano o con la aplicación de celular.</text:span></text:p>
      <text:p text:style-name="P3">4*FACTURA</text:p>
      <text:p text:style-name="P3"><text:tab/>Todas las transacciones quedan guardadas en la aplicación para facilitar el uso del dinero al <text:tab/></text:p>
      <text:p text:style-name="P3"><text:tab/>cliente </text:p>
      <text:p text:style-name="P3">5*GENERAR INFORME DIARIO</text:p>
      <text:p text:style-name="P3"><text:tab/>El cliente tiene que tener un informe en el cual se guarden todas las transacciones del <text:tab/>negoc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0:16:25.642695558</meta:creation-date>
    <dc:date>2023-03-17T10:31:32.664168865</dc:date>
    <meta:editing-duration>PT4M34S</meta:editing-duration>
    <meta:editing-cycles>1</meta:editing-cycles>
    <meta:document-statistic meta:table-count="0" meta:image-count="0" meta:object-count="0" meta:page-count="1" meta:paragraph-count="11" meta:word-count="116" meta:character-count="693" meta:non-whitespace-character-count="574"/>
    <meta:generator>LibreOffice/7.3.7.2$Linux_X86_64 LibreOffice_project/30$Build-2</meta:generator>
  </office:meta>
</office:document-meta>
</file>